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268cm"/>
    </style:style>
    <style:style style:name="gr8" style:family="graphic" style:parent-style-name="standard">
      <style:graphic-properties draw:stroke="none" draw:fill="none" fo:min-height="12.089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paragraph-properties fo:text-align="center"/>
      <style:text-properties fo:font-size="55pt"/>
    </style:style>
    <style:style style:name="P10" style:family="paragraph">
      <style:paragraph-properties fo:text-align="center"/>
      <style:text-properties fo:font-size="55pt" style:font-size-asian="55pt" style:font-size-complex="55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ff0000" fo:font-size="23pt" style:font-size-asian="23pt" style:font-size-complex="23pt"/>
    </style:style>
    <style:style style:name="T6" style:family="text">
      <style:text-properties fo:color="#dc2300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12.4cm" svg:height="2.6cm" svg:x="7.8cm" svg:y="9.4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5" draw:text-style-name="P6" draw:layer="layout" svg:width="6.103cm" svg:height="2.613cm" svg:x="21.497cm" svg:y="17.987cm">
          <draw:text-box>
            <text:p text:style-name="P6"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Modern Language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allback Hell</text:span></text:p>
          </draw:text-box>
        </draw:frame>
        <draw:frame draw:style-name="gr5" draw:text-style-name="P6" draw:layer="layout" svg:width="5.8cm" svg:height="2.613cm" svg:x="21.2cm" svg:y="17.2cm">
          <draw:text-box>
            <text:p text:style-name="P6">http://bit.ly/11suEXP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5" draw:text-style-name="P6" draw:layer="layout" svg:width="5.8cm" svg:height="2.613cm" svg:x="21.6cm" svg:y="17.987cm">
          <draw:text-box>
            <text:p text:style-name="P6">http://bit.ly/1ryzV4Z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7" draw:text-style-name="P8" draw:layer="layout" svg:width="27.6cm" svg:height="5.717cm" svg:x="0cm" svg:y="7.372cm">
          <draw:text-box>
            <text:p text:style-name="P8"><text:span text:style-name="T4">public interface IRestApiCallTasks&lt;TRequest, THttpResult, TResult&gt;</text:span></text:p>
            <text:p text:style-name="P8"><text:span text:style-name="T4">{</text:span></text:p>
            <text:p text:style-name="P8"><text:span text:style-name="T4"><text:s text:c="3"/></text:span><text:span text:style-name="T4">Task&lt;string&gt; BuildRequestUrlForRequestAsync(TRequest request);</text:span></text:p>
            <text:p text:style-name="P8"><text:span text:style-name="T4"><text:s text:c="3"/></text:span><text:span text:style-name="T4">Task&lt;THttpResult&gt; SendRequestForUrlAsync( string requestUrl );</text:span></text:p>
            <text:p text:style-name="P8"><text:span text:style-name="T4"><text:s text:c="3"/></text:span><text:span text:style-name="T4">Task&lt;TResult&gt; ParseResponseDataAsync(THttpResult httpData);</text:span></text:p>
            <text:p text:style-name="P8"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8" draw:text-style-name="P8" draw:layer="layout" svg:width="27.172cm" svg:height="20.293cm" svg:x="0.428cm" svg:y="0.307cm">
          <draw:text-box>
            <text:p text:style-name="P8"><text:span text:style-name="T4">public class RestApiCallFlow</text:span></text:p>
            <text:p text:style-name="P8"><text:span text:style-name="T4">{</text:span></text:p>
            <text:p text:style-name="P8"><text:span text:style-name="T4"><text:s text:c="2"/></text:span><text:span text:style-name="T4">public static </text:span><text:span text:style-name="T5">async</text:span><text:span text:style-name="T4"> Task&lt;TResult&gt; LoadRequestFromNetworkFlow</text:span></text:p>
            <text:p text:style-name="P8"><text:span text:style-name="T4"><text:s text:c="2"/></text:span><text:span text:style-name="T4">&lt;TRequest, THttpResult, Tresult&gt;(</text:span></text:p>
            <text:p text:style-name="P8"><text:span text:style-name="T4"><text:s text:c="5"/></text:span><text:span text:style-name="T4">TRequest request, </text:span></text:p>
            <text:p text:style-name="P8"><text:span text:style-name="T4"><text:s text:c="5"/></text:span><text:span text:style-name="T4">IRestApiCallTasks&lt;TRequest, </text:span></text:p>
            <text:p text:style-name="P8"><text:span text:style-name="T4"><text:s text:c="5"/></text:span><text:span text:style-name="T4">THttpResult, TResult&gt; stages)</text:span></text:p>
            <text:p text:style-name="P8"><text:span text:style-name="T4"><text:s text:c="2"/></text:span><text:span text:style-name="T4">{</text:span></text:p>
            <text:p text:style-name="P8"><text:span text:style-name="T4"><text:s text:c="4"/></text:span><text:span text:style-name="T4">string requestUrl = </text:span></text:p>
            <text:p text:style-name="P8"><text:span text:style-name="T4"><text:s text:c="8"/></text:span><text:span text:style-name="T5">await</text:span><text:span text:style-name="T4"> stages.BuildRequestUrlForRequestAsync(request);</text:span></text:p>
            <text:p text:style-name="P8"><text:span text:style-name="T4"><text:s text:c="14"/></text:span></text:p>
            <text:p text:style-name="P8"><text:span text:style-name="T6"><text:s text:c="4"/></text:span><text:span text:style-name="T6">// TODO : check cache</text:span></text:p>
            <text:p text:style-name="P8"><text:span text:style-name="T4"/></text:p>
            <text:p text:style-name="P8"><text:span text:style-name="T4"><text:s text:c="4"/></text:span><text:span text:style-name="T4">THttpResult serverResponse = </text:span></text:p>
            <text:p text:style-name="P8"><text:span text:style-name="T4"><text:s text:c="8"/></text:span><text:span text:style-name="T5">await</text:span><text:span text:style-name="T4"> stages.SendRequestForUrlAsync(requestUrl);</text:span></text:p>
            <text:p text:style-name="P8"><text:span text:style-name="T4"/></text:p>
            <text:p text:style-name="P8"><text:span text:style-name="T4"><text:s text:c="4"/></text:span><text:span text:style-name="T4">TResult parsedData = </text:span></text:p>
            <text:p text:style-name="P8"><text:span text:style-name="T4"><text:s text:c="8"/></text:span><text:span text:style-name="T5">await</text:span><text:span text:style-name="T4"> stages.ParseResponseDataAsync(serverResponse);</text:span></text:p>
            <text:p text:style-name="P8"><text:span text:style-name="T4"/></text:p>
            <text:p text:style-name="P8"><text:span text:style-name="T4"><text:s text:c="4"/></text:span><text:span text:style-name="T4">return parsedData;</text:span></text:p>
            <text:p text:style-name="P8"><text:span text:style-name="T4"><text:s text:c="2"/></text:span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10" draw:layer="layout" svg:width="28cm" svg:height="2.6cm" svg:x="0cm" svg:y="9.8cm">
          <draw:text-box>
            <text:p text:style-name="P9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0-16T15:20:36.30</dc:date>
    <meta:editing-duration>PT3H49M41S</meta:editing-duration>
    <meta:editing-cycles>70</meta:editing-cycles>
    <meta:generator>LibreOffice/4.0.0.3$Windows_x86 LibreOffice_project/7545bee9c2a0782548772a21bc84a9dcc583b89</meta:generator>
    <meta:document-statistic meta:object-count="117"/>
  </office:meta>
</office:document-meta>
</file>